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marker-start-width="0.1cm" draw:marker-end="Arrow" draw:marker-end-width="0.1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6pt" style:font-size-asian="6pt" style:font-size-complex="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51cm" svg:height="0.489cm" svg:x="5.025cm" svg:y="3.949cm">
          <draw:text-box>
            <text:p><text:span text:style-name="T1">LSB</text:span></text:p>
          </draw:text-box>
        </draw:frame>
        <draw:frame draw:style-name="gr1" draw:text-style-name="P1" draw:layer="layout" svg:width="1.074cm" svg:height="0.489cm" svg:x="9.226cm" svg:y="3.95cm">
          <draw:text-box>
            <text:p><text:span text:style-name="T1">MSB</text:span></text:p>
          </draw:text-box>
        </draw:frame>
        <draw:line draw:style-name="gr2" draw:text-style-name="P2" draw:layer="layout" svg:x1="4.601cm" svg:y1="4.4cm" svg:x2="4.001cm" svg:y2="4.4cm">
          <text:p/>
        </draw:line>
        <draw:line draw:style-name="gr2" draw:text-style-name="P2" draw:layer="layout" svg:x1="9.4cm" svg:y1="5cm" svg:x2="4.61cm" svg:y2="5cm">
          <text:p/>
        </draw:line>
        <draw:line draw:style-name="gr2" draw:text-style-name="P2" draw:layer="layout" svg:x1="4.601cm" svg:y1="4.4cm" svg:x2="4.61cm" svg:y2="5cm">
          <text:p/>
        </draw:line>
        <draw:custom-shape draw:style-name="gr3" draw:text-style-name="P3" draw:layer="layout" svg:width="0.6cm" svg:height="0.6cm" svg:x="5.201cm" svg:y="4.4cm">
          <text:p text:style-name="P2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cm" svg:height="0.6cm" svg:x="5.801cm" svg:y="4.4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cm" svg:height="0.6cm" svg:x="6.401cm" svg:y="4.4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cm" svg:height="0.6cm" svg:x="7.001cm" svg:y="4.4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cm" svg:height="0.6cm" svg:x="7.601cm" svg:y="4.4cm">
          <text:p text:style-name="P2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cm" svg:height="0.6cm" svg:x="8.201cm" svg:y="4.4cm">
          <text:p text:style-name="P2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cm" svg:height="0.6cm" svg:x="8.801cm" svg:y="4.4cm">
          <text:p text:style-name="P2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cm" svg:height="0.6cm" svg:x="9.401cm" svg:y="4.4cm">
          <text:p text:style-name="P2"><text:span text:style-name="T2">7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602cm" svg:y1="4.4cm" svg:x2="9.4cm" svg:y2="4.4cm">
          <text:p/>
        </draw:line>
        <draw:line draw:style-name="gr2" draw:text-style-name="P2" draw:layer="layout" svg:x1="11.211cm" svg:y1="5cm" svg:x2="10.611cm" svg:y2="5cm">
          <text:p/>
        </draw:line>
        <draw:line draw:style-name="gr2" draw:text-style-name="P2" draw:layer="layout" svg:x1="10.602cm" svg:y1="4.4cm" svg:x2="10.611cm" svg:y2="5cm">
          <text:p/>
        </draw:line>
        <draw:frame draw:style-name="gr1" draw:text-style-name="P1" draw:layer="layout" svg:width="0.951cm" svg:height="0.489cm" svg:x="4.425cm" svg:y="4.448cm">
          <draw:text-box>
            <text:p><text:span text:style-name="T1">Start</text:span></text:p>
          </draw:text-box>
        </draw:frame>
        <draw:frame draw:style-name="gr1" draw:text-style-name="P1" draw:layer="layout" svg:width="0.951cm" svg:height="0.489cm" svg:x="9.852cm" svg:y="4.449cm">
          <draw:text-box>
            <text:p><text:span text:style-name="T1">Stop</text:span></text:p>
          </draw:text-box>
        </draw:frame>
        <draw:frame draw:style-name="gr1" draw:text-style-name="P1" draw:layer="layout" svg:width="0.625cm" svg:height="0.489cm" svg:x="3.526cm" svg:y="4.149cm">
          <draw:text-box>
            <text:p><text:span text:style-name="T1">1</text:span></text:p>
          </draw:text-box>
        </draw:frame>
        <draw:frame draw:style-name="gr1" draw:text-style-name="P1" draw:layer="layout" svg:width="0.574cm" svg:height="0.489cm" svg:x="3.527cm" svg:y="4.676cm">
          <draw:text-box>
            <text:p><text:span text:style-name="T1">0</text:span></text:p>
          </draw:text-box>
        </draw:frame>
        <draw:line draw:style-name="gr2" draw:text-style-name="P2" draw:layer="layout" svg:x1="9.402cm" svg:y1="4.4cm" svg:x2="9.411cm" svg:y2="5cm">
          <text:p/>
        </draw:line>
        <draw:line draw:style-name="gr4" draw:text-style-name="P2" draw:layer="layout" svg:x1="4.6cm" svg:y1="5.284cm" svg:x2="9.4cm" svg:y2="5.284cm">
          <text:p/>
        </draw:line>
        <draw:frame draw:style-name="gr5" draw:text-style-name="P4" draw:layer="layout" svg:width="1.044cm" svg:height="0.569cm" svg:x="6.1cm" svg:y="5.202cm">
          <draw:text-box>
            <text:p><text:span text:style-name="T2">time</text:span></text:p>
          </draw:text-box>
        </draw:frame>
        <draw:frame draw:style-name="gr5" draw:text-style-name="P4" draw:layer="layout" svg:width="0.659cm" svg:height="0.569cm" svg:x="6.3cm" svg:y="5.54cm">
          <draw:text-box>
            <text:p><text:span text:style-name="T2">8</text:span></text:p>
          </draw:text-box>
        </draw:frame>
        <draw:frame draw:style-name="gr5" draw:text-style-name="P4" draw:layer="layout" svg:width="1.205cm" svg:height="0.569cm" svg:x="6.749cm" svg:y="5.377cm">
          <draw:text-box>
            <text:p><text:span text:style-name="T2">= bps</text:span></text:p>
          </draw:text-box>
        </draw:frame>
        <draw:line draw:style-name="gr2" draw:text-style-name="P2" draw:layer="layout" svg:x1="6.35cm" svg:y1="5.676cm" svg:x2="6.9cm" svg:y2="5.6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8T18:34:38</meta:creation-date>
    <dc:date>2009-07-12T19:42:34</dc:date>
    <meta:editing-duration>PT07H24M06S</meta:editing-duration>
    <meta:editing-cycles>24</meta:editing-cycles>
    <meta:generator>OpenOffice.org/3.1$Unix OpenOffice.org_project/310m21$Build-9319</meta:generator>
    <meta:document-statistic meta:object-count="26"/>
    <meta:user-defined meta:name="Info 1"/>
    <meta:user-defined meta:name="Info 2"/>
    <meta:user-defined meta:name="Info 3"/>
    <meta:user-defined meta:name="Info 4"/>
  </office:meta>
</office:document-meta>
</file>